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8pt" fo:font-weight="bold" officeooo:rsid="00149875" officeooo:paragraph-rsid="00149875" style:font-size-asian="15.75pt" style:font-weight-asian="bold" style:font-size-complex="18pt" style:font-weight-complex="bold"/>
    </style:style>
    <style:style style:name="P2" style:family="paragraph" style:parent-style-name="Standard">
      <style:text-properties style:text-line-through-style="none" style:text-line-through-type="none" style:font-name="Liberation Serif" fo:font-size="18pt" fo:font-weight="bold" officeooo:rsid="0014fe2c" officeooo:paragraph-rsid="0014fe2c" style:font-size-asian="15.75pt" style:font-weight-asian="bold" style:font-size-complex="18pt" style:font-weight-complex="bold"/>
    </style:style>
    <style:style style:name="T1" style:family="text">
      <style:text-properties officeooo:rsid="0014fe2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4fe2c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14fe2c"/>
    </style:style>
    <style:style style:name="T6" style:family="text">
      <style:text-properties style:text-line-through-style="none" style:text-line-through-type="none" officeooo:rsid="0014fe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wk<text:tab/></text:span><text:tab/><text:span text:style-name="T2">options<text:tab/></text:span><text:tab/><text:span text:style-name="T2">selectioncriteria</text:span><text:span text:style-name="T3">{action}</text:span><text:span text:style-name="T1"> <text:s/><text:tab/></text:span><text:span text:style-name="T6">filename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1:37:50.069799665</meta:creation-date>
    <dc:date>2021-03-24T12:10:52.566925993</dc:date>
    <meta:editing-duration>PT12M12S</meta:editing-duration>
    <meta:editing-cycles>1</meta:editing-cycles>
    <meta:document-statistic meta:table-count="0" meta:image-count="0" meta:object-count="0" meta:page-count="1" meta:paragraph-count="1" meta:word-count="4" meta:character-count="50" meta:non-whitespace-character-count="43"/>
    <meta:generator>LibreOffice/6.4.6.2$Linux_X86_64 LibreOffice_project/40$Build-2</meta:generator>
  </office:meta>
</office:document-meta>
</file>